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77.74pt"/>
    </style:style>
    <style:style style:name="co88" style:family="table-column">
      <style:table-column-properties fo:break-before="auto" style:column-width="232.7pt"/>
    </style:style>
    <style:style style:name="co89" style:family="table-column">
      <style:table-column-properties fo:break-before="auto" style:column-width="212.74pt"/>
    </style:style>
    <style:style style:name="co90" style:family="table-column">
      <style:table-column-properties fo:break-before="auto" style:column-width="123.36pt"/>
    </style:style>
    <style:style style:name="co91" style:family="table-column">
      <style:table-column-properties fo:break-before="auto" style:column-width="253.3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145.19pt"/>
    </style:style>
    <style:style style:name="co94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normal" style:font-weight-asian="normal" style:font-weight-complex="normal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9" style:family="table-cell" style:parent-style-name="Default" style:data-style-name="N104">
      <style:text-properties fo:font-weight="bold" style:font-weight-asian="bold" style:font-weight-complex="bold"/>
    </style:style>
    <style:style style:name="ce70" style:family="table-cell" style:parent-style-name="Default" style:data-style-name="N75"/>
    <style:style style:name="ce71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’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68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6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6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’s Grill –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Rest Area Eastbound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6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6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ampton Inn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5 PM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table:style-name="ce53" office:value-type="string" calcext:value-type="string">
            <text:p>Hampton Inn &amp; Suites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7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Embassy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45 min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6:.D20])" office:value-type="float" office:value="305.4" calcext:value-type="float">
            <text:p>305.4</text:p>
          </table:table-cell>
          <table:table-cell/>
          <table:table-cell table:style-name="ce1" table:formula="of:=SUM([.F16:.F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CHANGE THIS TO 8:30 AM DEPAR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28 min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Depart 6:25 PM Arrive by 7:0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3:.D27])" office:value-type="float" office:value="314.6" calcext:value-type="float">
            <text:p>314.6</text:p>
          </table:table-cell>
          <table:table-cell/>
          <table:table-cell table:style-name="ce1" table:formula="of:=SUM([.F23:.F27])"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VISE</text:p>
          </table:table-cell>
          <table:table-cell table:number-columns-repeated="3"/>
          <table:table-cell table:style-name="ce1" office:value-type="string" calcext:value-type="string">
            <text:p>CHANGE THIS TO 8:30 AM DEPARTURE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7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5.8" calcext:value-type="float">
            <text:p>75.8</text:p>
          </table:table-cell>
          <table:table-cell office:value-type="string" calcext:value-type="string">
            <text:p>Depart 9:00 AM Arrive by 10:30 A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8.6" calcext:value-type="float">
            <text:p>48.6</text:p>
          </table:table-cell>
          <table:table-cell office:value-type="string" calcext:value-type="string">
            <text:p>Depart 11:00 AM Arrive by 11:55 PM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San Angelo –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string" calcext:value-type="string">
            <text:p>1 h 25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7.6" calcext:value-type="float">
            <text:p>77.6</text:p>
          </table:table-cell>
          <table:table-cell office:value-type="string" calcext:value-type="string">
            <text:p>Depart 1:25 PM Arrive by 2:50 PM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5 min</text:p>
          </table:table-cell>
          <table:table-cell table:style-name="Default" office:value-type="float" office:value="80.2" calcext:value-type="float">
            <text:p>80.2</text:p>
          </table:table-cell>
          <table:table-cell office:value-type="string" calcext:value-type="string">
            <text:p>Depart 3:20 PM Arrive by 4:50 P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string" calcext:value-type="string">
            <text:p>1 h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7.5" calcext:value-type="float">
            <text:p>47.5</text:p>
          </table:table-cell>
          <table:table-cell office:value-type="string" calcext:value-type="string">
            <text:p>Depart 5:20 PM Arrive by 6:20 PM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formula="of:=SUM([.D36:.D40])" office:value-type="float" office:value="329.7" calcext:value-type="float">
            <text:p>329.7</text:p>
          </table:table-cell>
          <table:table-cell table:number-columns-repeated="6"/>
        </table:table-row>
      </table:table>
      <table:table table:name="Hotel Costs" table:style-name="ta1">
        <office:forms form:automatic-focus="false" form:apply-design-mode="false"/>
        <table:table-column table:style-name="co88" table:default-cell-style-name="Default"/>
        <table:table-column table:style-name="co4" table:default-cell-style-name="ce58"/>
        <table:table-column table:style-name="co4" table:number-columns-repeated="2" table:default-cell-style-name="ce70"/>
        <table:table-column table:style-name="co4" table:number-columns-repeated="2" table:default-cell-style-name="ce58"/>
        <table:table-column table:style-name="co89" table:default-cell-style-name="ce58"/>
        <table:table-column table:style-name="co90" table:default-cell-style-name="Default"/>
        <table:table-column table:style-name="co90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 table:formula="of:=SUM([.E2:.E6])" office:value-type="currency" office:currency="USD" office:value="777.37" calcext:value-type="currency">
            <text:p>$777.37</text:p>
          </table:table-cell>
          <table:table-cell table:style-name="ce69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69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91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2" table:number-columns-repeated="2" table:default-cell-style-name="ce72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1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7T14:12:11.632455320</dc:date>
    <meta:editing-duration>P25DT5H49M51S</meta:editing-duration>
    <meta:editing-cycles>411</meta:editing-cycles>
    <meta:generator>LibreOffice/5.1.6.2$Linux_X86_64 LibreOffice_project/10m0$Build-2</meta:generator>
    <meta:document-statistic meta:table-count="12" meta:cell-count="5413" meta:object-count="0"/>
  </office:meta>
</office:document-meta>
</file>